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What are the <text:span text:style-name="Source_20_Text">u</text:span>, <text:span text:style-name="Source_20_Text">s</text:span>, and <text:span text:style-name="Source_20_Text">ruby</text:span> elements used for, and how do they work?</text:p>
      <text:p text:style-name="Text_20_body">The unarticulated annotation element, or <text:span text:style-name="Source_20_Text">u</text:span> element for short, is used to represent inline text that has non-textual annotation applied.</text:p>
      <text:p text:style-name="Text_20_body">Here is an example of using the <text:span text:style-name="Source_20_Text">u</text:span> element to highlight various spelling errors:</text:p>
      <text:p text:style-name="Preformatted_20_Text"><text:span text:style-name="Source_20_Text">&lt;p&gt;</text:span></text:p>
      <text:p text:style-name="Preformatted_20_Text"><text:span text:style-name="Source_20_Text"><text:s text:c="2"/>You can use the unarticulated annotation element to highlight</text:span></text:p>
      <text:p text:style-name="Preformatted_20_Text"><text:span text:style-name="Source_20_Text"><text:s text:c="2"/>&lt;u&gt;inccccort&lt;/u&gt; &lt;u&gt;spling&lt;/u&gt; &lt;u&gt;issses&lt;/u&gt;.</text:span></text:p>
      <text:p text:style-name="P1"><text:span text:style-name="Source_20_Text">&lt;/p&gt;</text:span></text:p>
      <text:p text:style-name="Text_20_body">In the example, the words <text:span text:style-name="Source_20_Text">incorrect</text:span>, <text:span text:style-name="Source_20_Text">spelling</text:span>, and <text:span text:style-name="Source_20_Text">issues</text:span> are misspelled. The default styling for the <text:span text:style-name="Source_20_Text">u</text:span> element is a black underline underneath the text.</text:p>
      <text:p text:style-name="Text_20_body">In HTML4, the <text:span text:style-name="Source_20_Text">u</text:span> element was used for styling purposes. But in HTML5, the <text:span text:style-name="Source_20_Text">u</text:span> element should only be used to indicate that text has non-textual annotation applied.</text:p>
      <text:p text:style-name="Text_20_body">If you want to style a piece of text with a underline, then you should use CSS instead of HTML.</text:p>
      <text:p text:style-name="Text_20_body">The strikethrough element, or <text:span text:style-name="Source_20_Text">s</text:span> element for short, should be used to represent when text is no longer accurate or relevant. Here is an example of using the <text:span text:style-name="Source_20_Text">s</text:span> element to show the cancellation of an activity:</text:p>
      <text:p text:style-name="Preformatted_20_Text"><text:span text:style-name="Source_20_Text">&lt;p&gt;&lt;s&gt;Tomorrow's hike will be meeting at noon.&lt;/s&gt;&lt;/p&gt;</text:span></text:p>
      <text:p text:style-name="Preformatted_20_Text"/>
      <text:p text:style-name="P1"><text:span text:style-name="Source_20_Text">&lt;p&gt;Due to unforeseen weather conditions, the hike has been cancelled.&lt;/p&gt;</text:span></text:p>
      <text:p text:style-name="Text_20_body">In this example, the first sentence is crossed out because the hike was cancelled due to weather reasons.</text:p>
      <text:p text:style-name="Text_20_body">The <text:span text:style-name="Source_20_Text">s</text:span> element should never be used to just to show changes to a document. More appropriate elements in that case would be the deleted text element and the inserted text element.</text:p>
      <text:p text:style-name="Text_20_body">The <text:span text:style-name="Source_20_Text">ruby</text:span> element represents small text shown above or below the main text. It is typically used to show the pronunciation of East Asian characters. Here is the <text:span text:style-name="Source_20_Text">ruby</text:span> element example from the MDN web docs page:</text:p>
      <text:p text:style-name="P1"><text:span text:style-name="Source_20_Text">&lt;ruby&gt; 明日 &lt;rp&gt;(&lt;/rp&gt;&lt;rt&gt;Ashita&lt;/rt&gt;&lt;rp&gt;)&lt;/rp&gt; &lt;/ruby&gt;</text:span></text:p>
      <text:p text:style-name="Text_20_body">The <text:span text:style-name="Source_20_Text">rp</text:span> element, or ruby fallback parenthesis element, is used as a fallback for browsers lacking support for displaying ruby annotations.</text:p>
      <text:p text:style-name="Text_20_body">The <text:span text:style-name="Source_20_Text">rt</text:span> element, or ruby text element, is used to indicate text for the ruby annotation. This text is usually used for pronunciation, or translation details in East Asian typography.</text:p>
      <text:p text:style-name="Text_20_body">While the <text:span text:style-name="Source_20_Text">ruby</text:span> element can be used for other types of annotations, the most common use case is for East Asian typography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7T15:17:22.816000000</meta:creation-date>
    <dc:date>2025-03-17T15:17:48.456000000</dc:date>
    <meta:editing-duration>PT26S</meta:editing-duration>
    <meta:editing-cycles>1</meta:editing-cycles>
    <meta:document-statistic meta:table-count="0" meta:image-count="0" meta:object-count="0" meta:page-count="1" meta:paragraph-count="20" meta:word-count="355" meta:character-count="2122" meta:non-whitespace-character-count="1784"/>
    <meta:generator>LibreOffice/7.3.4.2$Windows_X86_64 LibreOffice_project/728fec16bd5f605073805c3c9e7c4212a0120dc5</meta:generator>
  </office:meta>
</office:document-meta>
</file>